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MU Sans Serif Demi Condensed" svg:font-family="'CMU Sans Serif Demi Condense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svg:stroke-linecap="round" draw:fill-color="#ffffff" draw:textarea-horizontal-align="justify" draw:textarea-vertical-align="middle" draw:auto-grow-height="false" fo:min-height="0.147cm" fo:min-width="0cm" fo:padding-top="0.165cm" fo:padding-bottom="0.165cm" fo:padding-left="0.29cm" fo:padding-right="0.29cm" loext:decorative="false"/>
    </style:style>
    <style:style style:name="gr3" style:family="graphic" style:parent-style-name="objectwithoutfill">
      <style:graphic-properties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svg:stroke-linecap="round" draw:fill-color="#ffffff" draw:textarea-horizontal-align="justify" draw:textarea-vertical-align="middle" draw:auto-grow-height="false" fo:min-height="0.119cm" fo:min-width="0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stroke="none" draw:fill="none" draw:textarea-vertical-align="middle" fo:min-height="0.781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8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48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959cm" loext:decorative="false"/>
      <style:paragraph-properties style:writing-mode="lr-tb"/>
    </style:style>
    <style:style style:name="gr10" style:family="graphic" style:parent-style-name="objectwithoutfill">
      <style:graphic-properties svg:stroke-width="0.081cm" svg:stroke-color="#127622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1pt" style:font-size-complex="11p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style:text-properties fo:color="#127622" loext:opacity="100%"/>
    </style:style>
    <style:style style:name="P9" style:family="paragraph">
      <loext:graphic-properties draw:fill="none"/>
      <style:text-properties fo:color="#127622" loext:opacity="100%"/>
    </style:style>
    <style:style style:name="T1" style:family="text">
      <style:text-properties style:font-name="CMU Sans Serif Demi Condensed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127622" loext:opacity="100%" style:font-name="CMU Sans Serif Demi Condensed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27cm" svg:y1="4.593cm" svg:x2="19.132cm" svg:y2="4.593cm">
          <text:p/>
        </draw:line>
        <draw:custom-shape draw:style-name="gr2" draw:text-style-name="P2" draw:layer="layout" svg:width="0.635cm" svg:height="0.635cm" svg:x="19.132cm" svg:y="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9.132cm" svg:y1="4.275cm" svg:x2="19.132cm" svg:y2="4.91cm">
          <text:p/>
        </draw:line>
        <draw:line draw:style-name="gr3" draw:text-style-name="P1" draw:layer="layout" svg:x1="19.767cm" svg:y1="4.275cm" svg:x2="19.767cm" svg:y2="4.91cm">
          <text:p/>
        </draw:line>
        <draw:line draw:style-name="gr1" draw:text-style-name="P1" draw:layer="layout" svg:x1="19.767cm" svg:y1="4.593cm" svg:x2="21.672cm" svg:y2="4.593cm">
          <text:p/>
        </draw:line>
        <draw:line draw:style-name="gr1" draw:text-style-name="P1" draw:layer="layout" svg:x1="17.227cm" svg:y1="3.323cm" svg:x2="17.227cm" svg:y2="4.593cm">
          <text:p/>
        </draw:line>
        <draw:line draw:style-name="gr3" draw:text-style-name="P1" draw:layer="layout" svg:x1="17.545cm" svg:y1="3.136cm" svg:x2="16.91cm" svg:y2="3.136cm">
          <text:p/>
        </draw:line>
        <draw:line draw:style-name="gr3" draw:text-style-name="P1" draw:layer="layout" svg:x1="17.545cm" svg:y1="3.454cm" svg:x2="17.545cm" svg:y2="3.136cm">
          <text:p/>
        </draw:line>
        <draw:line draw:style-name="gr3" draw:text-style-name="P1" draw:layer="layout" svg:x1="16.91cm" svg:y1="3.454cm" svg:x2="16.91cm" svg:y2="3.136cm">
          <text:p/>
        </draw:line>
        <draw:line draw:style-name="gr1" draw:text-style-name="P1" draw:layer="layout" svg:x1="14.37cm" svg:y1="4.593cm" svg:x2="17.227cm" svg:y2="4.593cm">
          <text:p/>
        </draw:line>
        <draw:custom-shape draw:style-name="gr4" draw:text-style-name="P2" draw:layer="layout" svg:width="0.635cm" svg:height="0.635cm" svg:x="13.735cm" svg:y="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735cm" svg:y1="4.275cm" svg:x2="13.735cm" svg:y2="4.91cm">
          <text:p/>
        </draw:line>
        <draw:line draw:style-name="gr3" draw:text-style-name="P1" draw:layer="layout" svg:x1="14.37cm" svg:y1="4.275cm" svg:x2="14.37cm" svg:y2="4.91cm">
          <text:p/>
        </draw:line>
        <draw:line draw:style-name="gr1" draw:text-style-name="P1" draw:layer="layout" svg:x1="12.782cm" svg:y1="3.323cm" svg:x2="12.782cm" svg:y2="4.593cm">
          <text:p/>
        </draw:line>
        <draw:line draw:style-name="gr1" draw:text-style-name="P1" draw:layer="layout" svg:x1="12.782cm" svg:y1="4.593cm" svg:x2="13.735cm" svg:y2="4.593cm">
          <text:p/>
        </draw:line>
        <draw:line draw:style-name="gr3" draw:text-style-name="P1" draw:layer="layout" svg:x1="13.1cm" svg:y1="3.323cm" svg:x2="12.465cm" svg:y2="3.323cm">
          <text:p/>
        </draw:line>
        <draw:line draw:style-name="gr3" draw:text-style-name="P1" draw:layer="layout" svg:x1="13.1cm" svg:y1="3.005cm" svg:x2="13.1cm" svg:y2="3.323cm">
          <text:p/>
        </draw:line>
        <draw:line draw:style-name="gr3" draw:text-style-name="P1" draw:layer="layout" svg:x1="12.465cm" svg:y1="3.005cm" svg:x2="12.465cm" svg:y2="3.323cm">
          <text:p/>
        </draw:line>
        <draw:line draw:style-name="gr1" draw:text-style-name="P1" draw:layer="layout" svg:x1="9.29cm" svg:y1="4.593cm" svg:x2="12.782cm" svg:y2="4.593cm">
          <text:p/>
        </draw:line>
        <draw:custom-shape draw:style-name="gr5" draw:text-style-name="P2" draw:layer="layout" svg:width="0.635cm" svg:height="0.635cm" draw:transform="rotate (1.5707963267949) translate (8.655cm 4.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655cm" svg:y1="4.275cm" svg:x2="8.655cm" svg:y2="4.91cm">
          <text:p/>
        </draw:line>
        <draw:custom-shape draw:style-name="gr5" draw:text-style-name="P2" draw:layer="layout" svg:width="0.635cm" svg:height="0.635cm" svg:x="10.242cm" svg:y="2.6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877cm" svg:y1="2.688cm" svg:x2="10.242cm" svg:y2="2.688cm">
          <text:p/>
        </draw:line>
        <draw:line draw:style-name="gr1" draw:text-style-name="P1" draw:layer="layout" svg:x1="10.56cm" svg:y1="3.323cm" svg:x2="10.56cm" svg:y2="4.593cm">
          <text:p/>
        </draw:line>
        <draw:line draw:style-name="gr1" draw:text-style-name="P1" draw:layer="layout" svg:x1="2.446cm" svg:y1="4.593cm" svg:x2="8.654cm" svg:y2="4.593cm">
          <text:p/>
        </draw:line>
        <draw:line draw:style-name="gr3" draw:text-style-name="P1" draw:layer="layout" svg:x1="7.702cm" svg:y1="3.323cm" svg:x2="7.067cm" svg:y2="3.323cm">
          <text:p/>
        </draw:line>
        <draw:line draw:style-name="gr3" draw:text-style-name="P1" draw:layer="layout" svg:x1="7.702cm" svg:y1="2.37cm" svg:x2="7.702cm" svg:y2="3.323cm">
          <text:p/>
        </draw:line>
        <draw:line draw:style-name="gr3" draw:text-style-name="P1" draw:layer="layout" svg:x1="7.067cm" svg:y1="2.37cm" svg:x2="7.067cm" svg:y2="3.323cm">
          <text:p/>
        </draw:line>
        <draw:line draw:style-name="gr1" draw:text-style-name="P1" draw:layer="layout" svg:x1="7.385cm" svg:y1="3.323cm" svg:x2="7.385cm" svg:y2="4.593cm">
          <text:p/>
        </draw:line>
        <draw:line draw:style-name="gr3" draw:text-style-name="P1" draw:layer="layout" svg:x1="7.702cm" svg:y1="2.37cm" svg:x2="7.067cm" svg:y2="2.37cm">
          <text:p/>
        </draw:line>
        <draw:frame draw:style-name="gr6" draw:text-style-name="P4" draw:layer="layout" svg:width="2.386cm" svg:height="1.031cm" svg:x="20.085cm" svg:y="3.64cm">
          <draw:text-box>
            <text:p text:style-name="P3"><text:span text:style-name="T1">Pond Intake</text:span></text:p>
          </draw:text-box>
        </draw:frame>
        <draw:frame draw:style-name="gr6" draw:text-style-name="P4" draw:layer="layout" svg:width="2.386cm" svg:height="1.209cm" svg:x="17.227cm" svg:y="1.964cm">
          <draw:text-box>
            <text:p text:style-name="P3"><text:span text:style-name="T1">Siphon Prime Cap</text:span></text:p>
          </draw:text-box>
        </draw:frame>
        <draw:frame draw:style-name="gr6" draw:text-style-name="P4" draw:layer="layout" svg:width="2.386cm" svg:height="1.688cm" svg:x="18.23cm" svg:y="4.91cm">
          <draw:text-box>
            <text:p text:style-name="P3"><text:span text:style-name="T1">Siphon Block Ball Valve</text:span></text:p>
          </draw:text-box>
        </draw:frame>
        <draw:frame draw:style-name="gr6" draw:text-style-name="P4" draw:layer="layout" svg:width="2.386cm" svg:height="1.688cm" svg:x="12.863cm" svg:y="4.91cm">
          <draw:text-box>
            <text:p text:style-name="P3"><text:span text:style-name="T1">Siphon Block Ball Valve</text:span></text:p>
          </draw:text-box>
        </draw:frame>
        <draw:frame draw:style-name="gr6" draw:text-style-name="P4" draw:layer="layout" svg:width="2.386cm" svg:height="1.031cm" svg:x="14.687cm" svg:y="3.64cm">
          <draw:text-box>
            <text:p text:style-name="P3"><text:span text:style-name="T1">Thru Dam</text:span></text:p>
          </draw:text-box>
        </draw:frame>
        <draw:frame draw:style-name="gr6" draw:text-style-name="P4" draw:layer="layout" svg:width="2.386cm" svg:height="1.209cm" svg:x="11.594cm" svg:y="1.796cm">
          <draw:text-box>
            <text:p text:style-name="P3"><text:span text:style-name="T1">Open Air Tank</text:span></text:p>
          </draw:text-box>
        </draw:frame>
        <draw:frame draw:style-name="gr6" draw:text-style-name="P4" draw:layer="layout" svg:width="2.386cm" svg:height="1.688cm" svg:x="9.41cm" svg:y="1cm">
          <draw:text-box>
            <text:p text:style-name="P5"><text:span text:style-name="T1">Check Valve</text:span></text:p>
            <text:p text:style-name="P3"><text:span text:style-name="T1">To Air</text:span></text:p>
          </draw:text-box>
        </draw:frame>
        <draw:frame draw:style-name="gr6" draw:text-style-name="P4" draw:layer="layout" svg:width="2.386cm" svg:height="1.031cm" svg:x="10.396cm" svg:y="3.64cm">
          <draw:text-box>
            <text:p text:style-name="P3"><text:span text:style-name="T1">Drive Pipe</text:span></text:p>
          </draw:text-box>
        </draw:frame>
        <draw:frame draw:style-name="gr7" draw:text-style-name="P6" draw:layer="layout" svg:width="2.399cm" svg:height="0.731cm" svg:x="7.702cm" svg:y="5.132cm">
          <draw:text-box>
            <text:p><text:span text:style-name="T1">Check Valve</text:span></text:p>
          </draw:text-box>
        </draw:frame>
        <draw:frame draw:style-name="gr8" draw:text-style-name="P1" draw:layer="layout" svg:width="2.399cm" svg:height="1.209cm" svg:x="6.137cm" svg:y="1.221cm">
          <draw:text-box>
            <text:p text:style-name="P7"><text:span text:style-name="T1">Air Pressure Reserve</text:span></text:p>
          </draw:text-box>
        </draw:frame>
        <draw:frame draw:style-name="gr8" draw:text-style-name="P1" draw:layer="layout" svg:width="2.399cm" svg:height="1.209cm" svg:x="1cm" svg:y="2.905cm">
          <draw:text-box>
            <text:p text:style-name="P7"><text:span text:style-name="T1">Delivered Water</text:span></text:p>
          </draw:text-box>
        </draw:frame>
        <draw:custom-shape draw:style-name="gr4" draw:text-style-name="P2" draw:layer="layout" svg:width="0.635cm" svg:height="0.635cm" svg:x="1.811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811cm" svg:y1="4.277cm" svg:x2="1.811cm" svg:y2="4.912cm">
          <text:p/>
        </draw:line>
        <draw:line draw:style-name="gr3" draw:text-style-name="P1" draw:layer="layout" svg:x1="2.446cm" svg:y1="4.277cm" svg:x2="2.446cm" svg:y2="4.912cm">
          <text:p/>
        </draw:line>
        <draw:frame draw:style-name="gr9" draw:text-style-name="P4" draw:layer="layout" svg:width="2.858cm" svg:height="1.209cm" svg:x="3.716cm" svg:y="3.54cm">
          <draw:text-box>
            <text:p text:style-name="P3"><text:span text:style-name="T1">Delivery Pipe</text:span></text:p>
          </draw:text-box>
        </draw:frame>
        <draw:line draw:style-name="gr10" draw:text-style-name="P1" draw:layer="layout" svg:x1="2.129cm" svg:y1="8.302cm" svg:x2="2.129cm" svg:y2="6.397cm">
          <text:p text:style-name="P7"/>
        </draw:line>
        <draw:line draw:style-name="gr10" draw:text-style-name="P1" draw:layer="layout" svg:x1="10.384cm" svg:y1="8.302cm" svg:x2="10.384cm" svg:y2="6.397cm">
          <text:p/>
        </draw:line>
        <draw:line draw:style-name="gr10" draw:text-style-name="P1" draw:layer="layout" svg:x1="12.606cm" svg:y1="8.302cm" svg:x2="12.606cm" svg:y2="6.397cm">
          <text:p/>
        </draw:line>
        <draw:line draw:style-name="gr10" draw:text-style-name="P1" draw:layer="layout" svg:x1="21.496cm" svg:y1="8.302cm" svg:x2="21.496cm" svg:y2="6.397cm">
          <text:p/>
        </draw:line>
        <draw:line draw:style-name="gr10" draw:text-style-name="P1" draw:layer="layout" svg:x1="17.369cm" svg:y1="8.302cm" svg:x2="17.369cm" svg:y2="6.397cm">
          <text:p/>
        </draw:line>
        <draw:frame draw:style-name="gr7" draw:text-style-name="P9" draw:layer="layout" svg:width="1.789cm" svg:height="0.731cm" svg:x="1.292cm" svg:y="8.524cm">
          <draw:text-box>
            <text:p text:style-name="P8"><text:span text:style-name="T1">+50’</text:span></text:p>
          </draw:text-box>
        </draw:frame>
        <draw:frame draw:style-name="gr7" draw:text-style-name="P9" draw:layer="layout" svg:width="1.789cm" svg:height="0.731cm" svg:x="9.865cm" svg:y="8.524cm">
          <draw:text-box>
            <text:p text:style-name="P8"><text:span text:style-name="T1">-30’</text:span></text:p>
          </draw:text-box>
        </draw:frame>
        <draw:frame draw:style-name="gr7" draw:text-style-name="P9" draw:layer="layout" svg:width="1.789cm" svg:height="0.731cm" svg:x="12.087cm" svg:y="8.524cm">
          <draw:text-box>
            <text:p text:style-name="P8"><text:span text:style-name="T1">-2’</text:span></text:p>
          </draw:text-box>
        </draw:frame>
        <draw:frame draw:style-name="gr7" draw:text-style-name="P9" draw:layer="layout" svg:width="1.789cm" svg:height="0.731cm" svg:x="16.85cm" svg:y="8.524cm">
          <draw:text-box>
            <text:p text:style-name="P8"><text:span text:style-name="T1">+2’</text:span></text:p>
          </draw:text-box>
        </draw:frame>
        <draw:frame draw:style-name="gr7" draw:text-style-name="P9" draw:layer="layout" svg:width="1.789cm" svg:height="0.731cm" svg:x="21.131cm" svg:y="8.524cm">
          <draw:text-box>
            <text:p text:style-name="P8"><text:span text:style-name="T2">0’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MU Sans Serif Demi Condensed" svg:font-family="'CMU Sans Serif Demi Condense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cm" fo:page-width="23.36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1:39:18.399812891</meta:creation-date>
    <dc:date>2024-03-24T12:31:23.794985723</dc:date>
    <meta:editing-duration>PT52M5S</meta:editing-duration>
    <meta:editing-cycles>3</meta:editing-cycles>
    <meta:generator>LibreOffice/7.6.4.1$MacOSX_AARCH64 LibreOffice_project/e19e193f88cd6c0525a17fb7a176ed8e6a3e2aa1</meta:generator>
    <meta:document-statistic meta:object-count="55"/>
  </office:meta>
</office:document-meta>
</file>